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40000000300DD5F9A06.png"/>
  <manifest:file-entry manifest:media-type="image/png" manifest:full-path="Pictures/1000000000000400000003001820B45F.png"/>
  <manifest:file-entry manifest:media-type="image/png" manifest:full-path="Pictures/1000000000000400000003009574C4F8.png"/>
  <manifest:file-entry manifest:media-type="image/png" manifest:full-path="Pictures/1000000000000400000003001BE2608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12.748cm" draw:z-index="0"><draw:image xlink:href="Pictures/100000000000040000000300DD5F9A0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width="16.999cm" svg:height="12.748cm" draw:z-index="1"><draw:image xlink:href="Pictures/1000000000000400000003001820B45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width="16.999cm" svg:height="12.748cm" draw:z-index="2"><draw:image xlink:href="Pictures/1000000000000400000003009574C4F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4" text:anchor-type="paragraph" svg:width="16.999cm" svg:height="12.748cm" draw:z-index="3"><draw:image xlink:href="Pictures/1000000000000400000003001BE2608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2-28T17:13:17</meta:creation-date>
    <dc:date>2007-02-28T17:14:35</dc:date>
    <dc:language>pl-PL</dc:language>
    <meta:editing-cycles>2</meta:editing-cycles>
    <meta:editing-duration>PT1M19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4" meta:paragraph-count="0" meta:word-count="0" meta:character-count="0"/>
  </office:meta>
</office:document-meta>
</file>